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ilosophie – AN3 – 2016-2017</text:p>
      <text:p text:style-name="Standard"/>
      <text:p text:style-name="Standard">Introduction :</text:p>
      <text:p text:style-name="Standard">La philosophie grecque - Platon !</text:p>
      <text:p text:style-name="Standard">David van Reybrouck – philosophe écrivain – Congo.</text:p>
      <text:p text:style-name="Standard">L'exercice de la politique est de promouvoir le bien commun.</text:p>
      <text:p text:style-name="Standard">Socrate =&gt; Pourquoi faire ?</text:p>
      <text:p text:style-name="Standard">Pourquoi ne préoccuper vous pas de votre âme. &lt;- Platon défend le point de vue de Socrate.</text:p>
      <text:p text:style-name="Standard">La reconnaissance, comment vivre pour la reconnaissance personnelle et pas la reconnaissance face à autrui ?</text:p>
      <text:p text:style-name="Standard">Perception de la globalité.</text:p>
      <text:p text:style-name="Standard">Mythologie &lt;- philosophie panthéiste.</text:p>
      <text:p text:style-name="Standard">Esiode et Omer.</text:p>
      <text:p text:style-name="Standard">Matthew Crowford</text:p>
      <text:p text:style-name="Standard"/>
      <text:p text:style-name="Standard">Décembre =&gt; fabriquer quelque chose + expliquer une des grandes découvertes.</text:p>
      <text:p text:style-name="Standard">Textes théoriques sur les grandes découvert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0T10:26:08.35</meta:creation-date>
    <dc:date>2016-09-20T16:03:53.55</dc:date>
    <meta:editing-duration>PT5H7M4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14" meta:word-count="99" meta:character-count="628"/>
  </office:meta>
</office:document-meta>
</file>